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B280000084F7EE8CBB69043DBA6.png" manifest:media-type="image/png"/>
  <manifest:file-entry manifest:full-path="Pictures/1000020100000B280000084FDF031BC23CFABC60.png" manifest:media-type="image/png"/>
  <manifest:file-entry manifest:full-path="Pictures/1000020100000B280000084F685DF4440C391E36.png" manifest:media-type="image/png"/>
  <manifest:file-entry manifest:full-path="Pictures/1000020100000B010000084F388DDDC9AC0016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7.811cm" svg:height="20.999cm" svg:x="0cm" svg:y="0.001cm">
          <draw:image xlink:href="Pictures/1000020100000B010000084F388DDDC9AC00166C.png" xlink:type="simple" xlink:show="embed" xlink:actuate="onLoad">
            <text:p/>
          </draw:image>
        </draw:frame>
        <draw:frame draw:style-name="gr1" draw:text-style-name="P1" draw:layer="layout" svg:width="28cm" svg:height="21.142cm" svg:x="0cm" svg:y="0.001cm">
          <draw:image xlink:href="Pictures/1000020100000B010000084F388DDDC9AC00166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1" draw:text-style-name="P1" draw:layer="layout" svg:width="27.999cm" svg:height="20.851cm" svg:x="0.001cm" svg:y="0cm">
          <draw:image xlink:href="Pictures/1000020100000B280000084FDF031BC23CFABC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1" draw:text-style-name="P1" draw:layer="layout" svg:width="27.999cm" svg:height="20.851cm" svg:x="0cm" svg:y="0cm">
          <draw:image xlink:href="Pictures/1000020100000B280000084F7EE8CBB69043DBA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draw:style-name="gr1" draw:text-style-name="P1" draw:layer="layout" svg:width="27.999cm" svg:height="20.851cm" svg:x="0cm" svg:y="0cm">
          <draw:image xlink:href="Pictures/1000020100000B280000084F685DF4440C391E3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9T17:28:20.158272487</meta:creation-date>
    <dc:date>2020-01-09T17:43:28.285635186</dc:date>
    <meta:editing-duration>PT15M8S</meta:editing-duration>
    <meta:editing-cycles>2</meta:editing-cycles>
    <meta:generator>LibreOffice/5.1.6.2$Linux_X86_64 LibreOffice_project/10m0$Build-2</meta:generator>
    <meta:document-statistic meta:object-count="34"/>
  </office:meta>
</office:document-meta>
</file>